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2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8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9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0" style:family="text">
      <style:text-properties fo:color="#000000" loext:opacity="100%" fo:font-size="14pt" style:font-size-asian="14pt" style:font-size-complex="14pt" style:font-weight-complex="bold"/>
    </style:style>
    <style:style style:name="T11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4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16" style:family="text">
      <style:text-properties fo:font-variant="normal" fo:text-transform="none" fo:color="#000000" loext:opacity="100%" fo:font-size="14pt" style:font-size-asian="14pt" style:font-size-complex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7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4"><text:span text:style-name="Название_20_книги"><text:span text:style-name="T2">отчет</text:span></text:span></text:p>
      <text:p text:style-name="P3"><text:span text:style-name="T5">по лабораторной работе №4</text:span></text:p>
      <text:p text:style-name="P3"><text:span text:style-name="T5">по дисциплине «</text:span><text:span text:style-name="T7">Организация ЭВМ и систем</text:span><text:span text:style-name="T5">»</text:span></text:p>
      <text:p text:style-name="P3"><text:span text:style-name="Название_20_книги"><text:span text:style-name="T16">Тема: Представление и обработка символьной информации с использованием строковых команд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17">Студент гр. </text:span><text:span text:style-name="T19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2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0">Санкт-Петербург</text:span></text:p>
      <text:p text:style-name="P3"><text:span text:style-name="T10">2021</text:span></text:p>
      <text:p text:style-name="P11"><text:span text:style-name="T5">Цель работы.</text:span></text:p>
      <text:p text:style-name="P12"><text:bookmark text:name="page58R_mcid31"/><text:span text:style-name="T9">Разработать программу обработки символьной информации, реализующую функции:</text:span></text:p>
      <text:p text:style-name="P12"><text:span text:style-name="T9">- инициализация (вывод титульной таблички с указанием вида преобразования и автора программы) - на ЯВУ;</text:span></text:p>
      <text:p text:style-name="P12"><text:span text:style-name="T9">- ввода строки символов, длиной не более Nmax (&lt;=80), с клавиатуры в заданную область памяти - на ЯВУ; если длина строки превышает Nmax, остальные символы следует игнорировать;</text:span></text:p>
      <text:p text:style-name="P12"><text:span text:style-name="T9">- выполнение заданного в таблице 5 преобразования исходной строки с записью результата в выходную строку - на Ассемблере;</text:span></text:p>
      <text:p text:style-name="P12"><text:span text:style-name="T9">- вывода результирующей строки символов на экран и ее запись в файл - на ЯВУ. Ассемблерную часть программы включить в программу нa ЯВУ по принципу встраивания (in-line).</text:span></text:p>
      <text:p text:style-name="P13"/>
      <text:p text:style-name="P12"><text:span text:style-name="T9">Вариант 10.</text:span></text:p>
      <text:p text:style-name="P12"><text:span text:style-name="T9">Задание:</text:span></text:p>
      <text:p text:style-name="P12"><text:bookmark text:name="page60R_mcid11"/><text:span text:style-name="T9">Преобразование введенных во входной строке шестнадцатиричных цифр в двоичную СС, остальные символы входной строки передаются в выходную строку непосредственно.</text:span></text:p>
      <text:p text:style-name="P14"/>
      <text:p text:style-name="P12"><text:span text:style-name="T6">Ход работы.</text:span></text:p>
      <text:p text:style-name="P12"><text:span text:style-name="T11">Было реализовано чтение строки из стандартного потока ввода, преобразование строки и вывод её из стандартного потока вывода.</text:span></text:p>
      <text:p text:style-name="P15"/>
      <text:p text:style-name="P12"><text:span text:style-name="T11">Была реализована функция</text:span></text:p>
      <text:p text:style-name="P16"><text:span text:style-name="T11">void convert(char* in, char* out, int* len_out), принимающая исходную строку, выходную строку и указатель на длину выходной строки, которую функция выставит по окончании работы.</text:span></text:p>
      <text:p text:style-name="P16"><text:span text:style-name="T11"><text:tab/>Внутри функции была реализована ассемблерная вставка, осуществляющая обработку строки.</text:span></text:p>
      <text:p text:style-name="P16"><text:soft-page-break/><text:span text:style-name="T11"><text:tab/>Внутри ассемблерной вставки программа пробегает по исходной строке и проверяет каждый её символ. Если символ является шестнадцатиричной цифрой, то программа вычисляет число, соответствующее символу этой цифры и последовательными двоичными сдвигами и битовой операцией and вычисляет и устанавливает во входной строке двоичное представление этой цифры.</text:span></text:p>
      <text:p text:style-name="P16"><text:span text:style-name="T11"><text:tab/>Символы, не удовлетворяющие шестнадцатиричным обозначениям, программа пропускает.</text:span></text:p>
      <text:p text:style-name="P19"/>
      <text:p text:style-name="P16"><text:span text:style-name="T11"><text:tab/></text:span><text:span text:style-name="T5">Вывод.</text:span></text:p>
      <text:p text:style-name="P16"><text:span text:style-name="T5"><text:tab/></text:span><text:span text:style-name="T11">Была написана программа, читающая строку из стандартного потока ввода, преобразующая её и выводящая её в стандартный поток вывода.</text:span></text:p>
      <text:p text:style-name="P16"><text:span text:style-name="T11"><text:tab/>Было реализовано преобразование строки с помощью ассемблерной вставки.</text:span></text:p>
      <text:p text:style-name="P22"><text:span text:style-name="T6">ПРИЛОЖЕНИЕ </text:span><text:span text:style-name="T8">А</text:span></text:p>
      <text:p text:style-name="P17"><text:span text:style-name="T6">Исходный </text:span><text:span text:style-name="T8">код программы</text:span></text:p>
      <text:p text:style-name="P21"/>
      <text:p text:style-name="P18"><text:span text:style-name="T15">#include &lt;stdio.h&gt;</text:span></text:p>
      <text:p text:style-name="P18"><text:span text:style-name="T15">#include &lt;stdlib.h&gt;</text:span></text:p>
      <text:p text:style-name="P18"><text:span text:style-name="T15">#include &lt;string.h&gt;</text:span></text:p>
      <text:p text:style-name="P20"/>
      <text:p text:style-name="P18"><text:span text:style-name="T15">#define max_in_len 80</text:span></text:p>
      <text:p text:style-name="P18"><text:span text:style-name="T15">#define max_out_len 1000</text:span></text:p>
      <text:p text:style-name="P20"/>
      <text:p text:style-name="P18"><text:span text:style-name="T15">// 10 вариант</text:span></text:p>
      <text:p text:style-name="P18"><text:span text:style-name="T15">/*</text:span></text:p>
      <text:p text:style-name="P18"><text:span text:style-name="T15">Преобразование введенных во входной строке шестнадцатиричных цифр в двоичную СС,</text:span></text:p>
      <text:p text:style-name="P18"><text:span text:style-name="T15">остальные символы входной строки передаются в выходную строку непосредственно.</text:span></text:p>
      <text:p text:style-name="P18"><text:span text:style-name="T15">*/</text:span></text:p>
      <text:p text:style-name="P20"/>
      <text:p text:style-name="P18"><text:span text:style-name="T15">void convert(const char* in, char* out) {</text:span></text:p>
      <text:p text:style-name="P18"><text:span text:style-name="T15"><text:s text:c="4"/>int i_out = 0, i_in = 0;</text:span></text:p>
      <text:p text:style-name="P18"><text:span text:style-name="T15"><text:s text:c="4"/>__asm__ __volatile__ (</text:span></text:p>
      <text:p text:style-name="P18"><text:span text:style-name="T15"><text:s text:c="8"/>".intel_syntax noprefix\n"</text:span></text:p>
      <text:p text:style-name="P20"/>
      <text:p text:style-name="P18"><text:span text:style-name="T15"><text:s text:c="4"/>"for:\n"</text:span></text:p>
      <text:p text:style-name="P20"/>
      <text:p text:style-name="P18"><text:span text:style-name="T15"><text:s text:c="8"/>// char c = in[i_in]</text:span></text:p>
      <text:p text:style-name="P18"><text:span text:style-name="T15"><text:s text:c="8"/>// compare c with 0</text:span></text:p>
      <text:p text:style-name="P18"><text:span text:style-name="T15"><text:s text:c="8"/>"mov eax, %0\n" // eax &lt;- in</text:span></text:p>
      <text:p text:style-name="P18"><text:span text:style-name="T15"><text:s text:c="8"/>"add eax, %3\n" // eax = in + i_in</text:span></text:p>
      <text:p text:style-name="P18"><text:span text:style-name="T15"><text:s text:c="8"/>"mov dl, [eax]\n" // char c = in[i_in]</text:span></text:p>
      <text:p text:style-name="P18"><text:span text:style-name="T15"><text:s text:c="8"/>"cmp dl, 0\n" // c cmp 0</text:span></text:p>
      <text:p text:style-name="P18"><text:span text:style-name="T15"><text:s text:c="8"/>"je exit_for\n" // in[i_in] == 0</text:span></text:p>
      <text:p text:style-name="P20"/>
      <text:p text:style-name="P18"><text:span text:style-name="T15"><text:s text:c="4"/>// if (cur &gt;= '0' &amp;&amp; cur &lt;= '9' || cur &gt;= 'A' &amp;&amp; cur &lt;= 'F' || cur &gt;= 'a' &amp;&amp; cur &lt;= 'f')</text:span></text:p>
      <text:p text:style-name="P18"><text:span text:style-name="T15"><text:s text:c="4"/>"check_if_digit:\n"</text:span></text:p>
      <text:p text:style-name="P20"/>
      <text:p text:style-name="P18"><text:span text:style-name="T15"><text:s text:c="8"/>"cmp dl, '0'\n" // check if &gt;= '0'</text:span></text:p>
      <text:p text:style-name="P18"><text:span text:style-name="T15"><text:s text:c="8"/>"jl check_if_big_alpha\n" // if &lt; '0', then check if is big alpha</text:span></text:p>
      <text:p text:style-name="P18"><text:span text:style-name="T15"><text:s text:c="8"/>"cmp dl, '9'\n" // check if &lt;= '9'</text:span></text:p>
      <text:p text:style-name="P18"><text:span text:style-name="T15"><text:s text:c="8"/>"jg check_if_big_alpha\n" // if &gt; '9', then check if is big alpha</text:span></text:p>
      <text:p text:style-name="P20"/>
      <text:p text:style-name="P18"><text:span text:style-name="T15"><text:s text:c="8"/>// cur -= '0'</text:span></text:p>
      <text:p text:style-name="P18"><text:span text:style-name="T15"><text:s text:c="8"/>"sub dl, '0'\n"</text:span></text:p>
      <text:p text:style-name="P20"/>
      <text:p text:style-name="P18"><text:span text:style-name="T15"><text:s text:c="8"/>// check passed, is xdigit</text:span></text:p>
      <text:p text:style-name="P18"><text:soft-page-break/><text:span text:style-name="T15"><text:s text:c="8"/>"jmp is_xdigit\n"</text:span></text:p>
      <text:p text:style-name="P20"/>
      <text:p text:style-name="P18"><text:span text:style-name="T15"><text:s text:c="4"/>"check_if_big_alpha:\n"</text:span></text:p>
      <text:p text:style-name="P20"/>
      <text:p text:style-name="P18"><text:span text:style-name="T15"><text:s text:c="8"/>"cmp dl, 'A'\n" // check if &gt;= 'A'</text:span></text:p>
      <text:p text:style-name="P18"><text:span text:style-name="T15"><text:s text:c="8"/>"jl check_if_small_alpha\n" // if &lt; 'A', then check if is small alpha</text:span></text:p>
      <text:p text:style-name="P18"><text:span text:style-name="T15"><text:s text:c="8"/>"cmp dl, 'F'\n" // check if &lt;= 'F'</text:span></text:p>
      <text:p text:style-name="P18"><text:span text:style-name="T15"><text:s text:c="8"/>"jg check_if_small_alpha\n" // if &gt; 'F', then check if is small alphg</text:span></text:p>
      <text:p text:style-name="P20"/>
      <text:p text:style-name="P18"><text:span text:style-name="T15"><text:s text:c="8"/>// cur += 10 - 'A'</text:span></text:p>
      <text:p text:style-name="P18"><text:span text:style-name="T15"><text:s text:c="8"/>"sub dl, 'A'\n"</text:span></text:p>
      <text:p text:style-name="P18"><text:span text:style-name="T15"><text:s text:c="8"/>"add dl, 10\n"</text:span></text:p>
      <text:p text:style-name="P20"/>
      <text:p text:style-name="P18"><text:span text:style-name="T15"><text:s text:c="8"/>// check passed, is xdigit</text:span></text:p>
      <text:p text:style-name="P18"><text:span text:style-name="T15"><text:s text:c="8"/>"jmp is_xdigit\n"</text:span></text:p>
      <text:p text:style-name="P20"/>
      <text:p text:style-name="P18"><text:span text:style-name="T15"><text:s text:c="4"/>"check_if_small_alpha:\n"</text:span></text:p>
      <text:p text:style-name="P20"/>
      <text:p text:style-name="P18"><text:span text:style-name="T15"><text:s text:c="8"/>"cmp dl, 'a'\n" // check if &gt;= 'a'</text:span></text:p>
      <text:p text:style-name="P18"><text:span text:style-name="T15"><text:s text:c="8"/>"jl not_is_xdigit\n" // if &lt; 'a', then not an xdigit</text:span></text:p>
      <text:p text:style-name="P18"><text:span text:style-name="T15"><text:s text:c="8"/>"cmp dl, 'f'\n" // check if &lt;= 'f'</text:span></text:p>
      <text:p text:style-name="P18"><text:span text:style-name="T15"><text:s text:c="8"/>"jg not_is_xdigit\n" // if &gt; 'f', then not an xdigit</text:span></text:p>
      <text:p text:style-name="P20"/>
      <text:p text:style-name="P18"><text:span text:style-name="T15"><text:s text:c="8"/>// cur += 10 - 'a'</text:span></text:p>
      <text:p text:style-name="P18"><text:span text:style-name="T15"><text:s text:c="8"/>"sub dl, 'a'\n"</text:span></text:p>
      <text:p text:style-name="P18"><text:span text:style-name="T15"><text:s text:c="8"/>"add dl, 10\n"</text:span></text:p>
      <text:p text:style-name="P20"/>
      <text:p text:style-name="P18"><text:span text:style-name="T15"><text:s text:c="8"/>// check passed, is xdigit</text:span></text:p>
      <text:p text:style-name="P20"/>
      <text:p text:style-name="P18"><text:span text:style-name="T15"><text:s text:c="4"/>// c is an xdigit</text:span></text:p>
      <text:p text:style-name="P18"><text:span text:style-name="T15"><text:s text:c="4"/>"is_xdigit:\n"</text:span></text:p>
      <text:p text:style-name="P20"/>
      <text:p text:style-name="P18"><text:span text:style-name="T15"><text:s text:c="8"/>"add dword ptr %2, 4\n" // i_out += 4</text:span></text:p>
      <text:p text:style-name="P20"/>
      <text:p text:style-name="P18"><text:span text:style-name="T15"><text:s text:c="8"/>// eax &lt;- out + i_out - 1</text:span></text:p>
      <text:p text:style-name="P18"><text:span text:style-name="T15"><text:s text:c="8"/>"mov eax, %1\n"</text:span></text:p>
      <text:p text:style-name="P18"><text:span text:style-name="T15"><text:s text:c="8"/>"add eax, %2\n"</text:span></text:p>
      <text:p text:style-name="P18"><text:span text:style-name="T15"><text:s text:c="8"/>"dec eax\n"</text:span></text:p>
      <text:p text:style-name="P20"/>
      <text:p text:style-name="P18"><text:span text:style-name="T15"><text:s text:c="8"/>// for(int j = 1; j &lt;= 4; ++j)</text:span></text:p>
      <text:p text:style-name="P18"><text:span text:style-name="T15"><text:s text:c="8"/>// j in ecx</text:span></text:p>
      <text:p text:style-name="P18"><text:span text:style-name="T15"><text:s text:c="8"/>"mov ecx, 1\n"</text:span></text:p>
      <text:p text:style-name="P18"><text:span text:style-name="T15"><text:s text:c="4"/>"for_j:\n"</text:span></text:p>
      <text:p text:style-name="P18"><text:span text:style-name="T15"><text:s text:c="8"/>// dh = '0' + (c &amp; 1)</text:span></text:p>
      <text:p text:style-name="P18"><text:span text:style-name="T15"><text:s text:c="8"/>"mov dh, dl\n"</text:span></text:p>
      <text:p text:style-name="P18"><text:span text:style-name="T15"><text:s text:c="8"/>"and dh, 1\n"</text:span></text:p>
      <text:p text:style-name="P18"><text:soft-page-break/><text:span text:style-name="T15"><text:s text:c="8"/>"add dh, '0'\n"</text:span></text:p>
      <text:p text:style-name="P18"><text:span text:style-name="T15"><text:s text:c="8"/>// out[i_out-j] = '0' + (cur &amp; 1)</text:span></text:p>
      <text:p text:style-name="P18"><text:span text:style-name="T15"><text:s text:c="8"/>"mov [eax], dh\n"</text:span></text:p>
      <text:p text:style-name="P18"><text:span text:style-name="T15"><text:s text:c="8"/>// go to prev char</text:span></text:p>
      <text:p text:style-name="P18"><text:span text:style-name="T15"><text:s text:c="8"/>"dec eax\n"</text:span></text:p>
      <text:p text:style-name="P18"><text:span text:style-name="T15"><text:s text:c="8"/>// go to next bit in char</text:span></text:p>
      <text:p text:style-name="P18"><text:span text:style-name="T15"><text:s text:c="8"/>"shr dl, 1\n"</text:span></text:p>
      <text:p text:style-name="P18"><text:span text:style-name="T15"><text:s text:c="8"/>// increace counter</text:span></text:p>
      <text:p text:style-name="P18"><text:span text:style-name="T15"><text:s text:c="8"/>"inc ecx\n"</text:span></text:p>
      <text:p text:style-name="P18"><text:span text:style-name="T15"><text:s text:c="8"/>// if (j &gt; 5) exit;</text:span></text:p>
      <text:p text:style-name="P18"><text:span text:style-name="T15"><text:s text:c="8"/>"cmp ecx, 4\n"</text:span></text:p>
      <text:p text:style-name="P18"><text:span text:style-name="T15"><text:s text:c="8"/>"jle for_j\n"</text:span></text:p>
      <text:p text:style-name="P20"/>
      <text:p text:style-name="P18"><text:span text:style-name="T15"><text:s text:c="8"/>"jmp end_iteration\n"</text:span></text:p>
      <text:p text:style-name="P20"/>
      <text:p text:style-name="P18"><text:span text:style-name="T15"><text:s text:c="4"/>// c is not an xdigit</text:span></text:p>
      <text:p text:style-name="P18"><text:span text:style-name="T15"><text:s text:c="4"/>"not_is_xdigit:\n"</text:span></text:p>
      <text:p text:style-name="P20"/>
      <text:p text:style-name="P18"><text:span text:style-name="T15"><text:s text:c="8"/>// just copy symbol</text:span></text:p>
      <text:p text:style-name="P20"/>
      <text:p text:style-name="P18"><text:span text:style-name="T15"><text:s text:c="8"/>// out[i_out++] = c</text:span></text:p>
      <text:p text:style-name="P18"><text:span text:style-name="T15"><text:s text:c="8"/>"mov eax, %1\n" // eax &lt;- out</text:span></text:p>
      <text:p text:style-name="P18"><text:span text:style-name="T15"><text:s text:c="8"/>"add eax, %2\n" // eax = out + i_out</text:span></text:p>
      <text:p text:style-name="P18"><text:span text:style-name="T15"><text:s text:c="8"/>"mov [eax], dl\n" // out[i_out] = c</text:span></text:p>
      <text:p text:style-name="P18"><text:span text:style-name="T15"><text:s text:c="8"/>"inc dword ptr %2\n" // ++i_out</text:span></text:p>
      <text:p text:style-name="P20"/>
      <text:p text:style-name="P18"><text:span text:style-name="T15"><text:s text:c="4"/>"end_iteration:\n"</text:span></text:p>
      <text:p text:style-name="P20"/>
      <text:p text:style-name="P18"><text:span text:style-name="T15"><text:s text:c="8"/>// go to next index in input string</text:span></text:p>
      <text:p text:style-name="P18"><text:span text:style-name="T15"><text:s text:c="8"/>"inc dword ptr %3\n" // ++i_in</text:span></text:p>
      <text:p text:style-name="P18"><text:span text:style-name="T15"><text:s text:c="8"/>"jmp for\n"</text:span></text:p>
      <text:p text:style-name="P20"/>
      <text:p text:style-name="P18"><text:span text:style-name="T15"><text:s text:c="4"/>"exit_for:\n"</text:span></text:p>
      <text:p text:style-name="P20"/>
      <text:p text:style-name="P18"><text:span text:style-name="T15"><text:s text:c="8"/>// setting \0 char at the end of the output string</text:span></text:p>
      <text:p text:style-name="P18"><text:span text:style-name="T15"><text:s text:c="8"/>"mov eax, %1\n"</text:span></text:p>
      <text:p text:style-name="P18"><text:span text:style-name="T15"><text:s text:c="8"/>"add eax, %2\n"</text:span></text:p>
      <text:p text:style-name="P18"><text:span text:style-name="T15"><text:s text:c="8"/>"mov byte ptr [eax], 0\n"</text:span></text:p>
      <text:p text:style-name="P20"/>
      <text:p text:style-name="P18"><text:span text:style-name="T15"><text:s text:c="8"/>: // no outputs</text:span></text:p>
      <text:p text:style-name="P18"><text:span text:style-name="T15"><text:s text:c="8"/>:"m" (in), "m" (out), "m" (i_out), "m" (i_in)</text:span></text:p>
      <text:p text:style-name="P18"><text:span text:style-name="T15"><text:s text:c="8"/>:"eax", "ecx", "edx"</text:span></text:p>
      <text:p text:style-name="P18"><text:span text:style-name="T15"><text:s text:c="4"/>);</text:span></text:p>
      <text:p text:style-name="P18"><text:span text:style-name="T15">// <text:s text:c="4"/>int i_out = 0;</text:span></text:p>
      <text:p text:style-name="P18"><text:span text:style-name="T15">// <text:s text:c="4"/>for (int i_in = 0; in[i_in] != '\0'; ++i_in) {</text:span></text:p>
      <text:p text:style-name="P18"><text:span text:style-name="T15">// <text:s text:c="8"/>char cur = in[i_in];</text:span></text:p>
      <text:p text:style-name="P18"><text:soft-page-break/><text:span text:style-name="T15">// <text:s text:c="8"/>if (cur &gt;= '0' &amp;&amp; cur &lt;= '9' || cur &gt;= 'A' &amp;&amp; cur &lt;= 'F' || cur &gt;= 'a' &amp;&amp; cur &lt;= 'f') {</text:span></text:p>
      <text:p text:style-name="P18"><text:span text:style-name="T15">// <text:s text:c="12"/>if (cur &gt;= 'a')</text:span></text:p>
      <text:p text:style-name="P18"><text:span text:style-name="T15">// <text:s text:c="16"/>cur += 10 - 'a';</text:span></text:p>
      <text:p text:style-name="P18"><text:span text:style-name="T15">// <text:s text:c="12"/>else if (cur &gt;= 'A')</text:span></text:p>
      <text:p text:style-name="P18"><text:span text:style-name="T15">// <text:s text:c="16"/>cur += 10 - 'A';</text:span></text:p>
      <text:p text:style-name="P18"><text:span text:style-name="T15">// <text:s text:c="12"/>else</text:span></text:p>
      <text:p text:style-name="P18"><text:span text:style-name="T15">// <text:s text:c="16"/>cur -= '0';</text:span></text:p>
      <text:p text:style-name="P18"><text:span text:style-name="T15">// <text:s text:c="12"/>i_out += 4;</text:span></text:p>
      <text:p text:style-name="P18"><text:span text:style-name="T15">// <text:s text:c="12"/>for (int j = 1; j &lt;= 4; ++j) {</text:span></text:p>
      <text:p text:style-name="P18"><text:span text:style-name="T15">// <text:s text:c="16"/>out[i_out-j] = '0' + (cur &amp; 1);</text:span></text:p>
      <text:p text:style-name="P18"><text:span text:style-name="T15">// <text:s text:c="16"/>cur &gt;&gt;= 1;</text:span></text:p>
      <text:p text:style-name="P18"><text:span text:style-name="T15">// <text:s text:c="12"/>}</text:span></text:p>
      <text:p text:style-name="P18"><text:span text:style-name="T15">// <text:s text:c="8"/>} else {</text:span></text:p>
      <text:p text:style-name="P18"><text:span text:style-name="T15">// <text:s text:c="12"/>out[i_out++] = cur;</text:span></text:p>
      <text:p text:style-name="P18"><text:span text:style-name="T15">// <text:s text:c="8"/>}</text:span></text:p>
      <text:p text:style-name="P18"><text:span text:style-name="T15">// <text:s text:c="4"/>}</text:span></text:p>
      <text:p text:style-name="P18"><text:span text:style-name="T15">// <text:s text:c="4"/>out[i_out] = 0;</text:span></text:p>
      <text:p text:style-name="P18"><text:span text:style-name="T15">}</text:span></text:p>
      <text:p text:style-name="P20"/>
      <text:p text:style-name="P18"><text:span text:style-name="T15">char buf1[max_in_len+1];</text:span></text:p>
      <text:p text:style-name="P18"><text:span text:style-name="T15">char buf2[max_out_len+1];</text:span></text:p>
      <text:p text:style-name="P20"/>
      <text:p text:style-name="P18"><text:span text:style-name="T15">int main() {</text:span></text:p>
      <text:p text:style-name="P18"><text:span text:style-name="T15"><text:s text:c="4"/>fgets(buf1, max_in_len, stdin);</text:span></text:p>
      <text:p text:style-name="P18"><text:span text:style-name="T15"><text:s text:c="4"/>convert(buf1, buf2);</text:span></text:p>
      <text:p text:style-name="P18"><text:span text:style-name="T15"><text:s text:c="4"/>printf("%s", buf2);</text:span></text:p>
      <text:p text:style-name="P18"><text:span text:style-name="T15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7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2-24T10:55:04</dc:date>
    <meta:editing-cycles>26</meta:editing-cycles>
    <dc:title>ПРОЕКТ ЛЭТИ</dc:title>
    <meta:editing-duration>P1DT1H6M</meta:editing-duration>
    <meta:generator>LibreOffice/7.1.8.1$Linux_X86_64 LibreOffice_project/10$Build-1</meta:generator>
    <meta:document-statistic meta:table-count="1" meta:image-count="0" meta:object-count="0" meta:page-count="7" meta:paragraph-count="165" meta:word-count="947" meta:character-count="6271" meta:non-whitespace-character-count="4609"/>
    <meta:user-defined meta:name="AppVersion">15.0000</meta:user-defined>
    <meta:template xlink:type="simple" xlink:actuate="onRequest" xlink:title="Normal.dotm" xlink:href=""/>
  </office:meta>
</office:document-meta>
</file>